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6960ba"/>
    </style:style>
    <style:style style:name="P30" style:family="paragraph" style:parent-style-name="Text_20_body">
      <style:text-properties officeooo:rsid="0062de02" officeooo:paragraph-rsid="0062de02"/>
    </style:style>
    <style:style style:name="P31" style:family="paragraph" style:parent-style-name="Text_20_body">
      <style:text-properties officeooo:rsid="00653342" officeooo:paragraph-rsid="00653342"/>
    </style:style>
    <style:style style:name="P32" style:family="paragraph" style:parent-style-name="Text_20_body">
      <style:text-properties officeooo:rsid="006a81ce" officeooo:paragraph-rsid="006a81ce"/>
    </style:style>
    <style:style style:name="P33" style:family="paragraph" style:parent-style-name="Text_20_body">
      <style:text-properties officeooo:rsid="00771a87" officeooo:paragraph-rsid="00771a87"/>
    </style:style>
    <style:style style:name="P34" style:family="paragraph" style:parent-style-name="Text_20_body">
      <style:text-properties officeooo:rsid="006a81ce" officeooo:paragraph-rsid="0078fc2c"/>
    </style:style>
    <style:style style:name="P35" style:family="paragraph" style:parent-style-name="Heading_20_1">
      <style:paragraph-properties fo:text-align="center" style:justify-single-word="false"/>
    </style:style>
    <style:style style:name="P36"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officeooo:rsid="004f6334" fo:background-color="#ffff00" loext:char-shading-value="0"/>
    </style:style>
    <style:style style:name="T22" style:family="text">
      <style:text-properties officeooo:rsid="0052bd42"/>
    </style:style>
    <style:style style:name="T23" style:family="text">
      <style:text-properties officeooo:rsid="0054b361"/>
    </style:style>
    <style:style style:name="T24" style:family="text">
      <style:text-properties officeooo:rsid="0056a3ca"/>
    </style:style>
    <style:style style:name="T25" style:family="text">
      <style:text-properties officeooo:rsid="00598937"/>
    </style:style>
    <style:style style:name="T26" style:family="text">
      <style:text-properties officeooo:rsid="005ae49b"/>
    </style:style>
    <style:style style:name="T27" style:family="text">
      <style:text-properties officeooo:rsid="005bfeb6"/>
    </style:style>
    <style:style style:name="T28" style:family="text">
      <style:text-properties officeooo:rsid="005dcace"/>
    </style:style>
    <style:style style:name="T29" style:family="text">
      <style:text-properties officeooo:rsid="0063a6eb"/>
    </style:style>
    <style:style style:name="T30" style:family="text">
      <style:text-properties officeooo:rsid="00653342"/>
    </style:style>
    <style:style style:name="T31" style:family="text">
      <style:text-properties officeooo:rsid="006857aa"/>
    </style:style>
    <style:style style:name="T32" style:family="text">
      <style:text-properties officeooo:rsid="006d2b09"/>
    </style:style>
    <style:style style:name="T33" style:family="text">
      <style:text-properties officeooo:rsid="00717a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Семь вечностей</text:h>
      <text:p text:style-name="P1"/>
      <text:h text:style-name="P36"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1">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2">Сел, меня волнует состояние наших отношений в последнее время, - начал я издалека.</text:span></text:p>
      <text:p text:style-name="P18">- <text:span text:style-name="T22">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3">признаётся</text:span>, что устаёт ещё и от того, что беременна. Анон в шоке. <text:span text:style-name="T2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36" text:outline-level="2">II</text:h>
      <text:p text:style-name="P7"/>
      <text:h text:style-name="P36" text:outline-level="2">III</text:h>
      <text:p text:style-name="P7"/>
      <text:h text:style-name="P36" text:outline-level="2">IV</text:h>
      <text:p text:style-name="P7"/>
      <text:h text:style-name="P36" text:outline-level="2">V</text:h>
      <text:p text:style-name="P7"/>
      <text:h text:style-name="P36" text:outline-level="2">VI</text:h>
      <text:p text:style-name="P1"/>
      <text:h text:style-name="P36" text:outline-level="2">VII</text:h>
      <text:p text:style-name="Text_20_body"/>
      <text:p text:style-name="P28">Двенадцать жеребят под присмотром <text:span text:style-name="T31">учительницы</text:span> <text:span text:style-name="T26">скучали в фойе</text:span>. Экскурсовод – <text:span text:style-name="T25">высокая сухопарая кобыла-единорог в твидовом жакете – чопорно обращалась к воспитательнице.</text:span></text:p>
      <text:p text:style-name="P28"><text:soft-page-break/>- <text:span text:style-name="T25">Надеюсь, все ознакомлены с правилами музея? Экспонаты руками не трогать, не кричать, по залам не носиться, жевательные резинки выкидывать строго в урны.</text:span></text:p>
      <text:p text:style-name="P28">- <text:span text:style-name="T27">Да-да, они у меня воспитанные, - вымученно улыбнулась кобыла-земнопони, задней ногой отодвинув жеребёнка от гипсового бюста.</text:span></text:p>
      <text:p text:style-name="P29">- <text:span text:style-name="T28">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2"/>
      <text:p text:style-name="P32">Стайка пони <text:span text:style-name="T32">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2"/>
      <text:p text:style-name="P34">- <text:span text:style-name="T32">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профессор торжественно сопровождён на персональную пенсию, а принцесса решила стабилизировать орбиту Эквуса таким образом, чтобы пустыни к югу от Аппалузы наиболее освещались солнцем. Как вы знаете, теперь там расположен крупнейший на планете парк солнейных электростанций, что навсегда избавило Эквус от энергетического голода.</text:span></text:p>
      <text:p text:style-name="P28">...</text:p>
      <text:p text:style-name="P28">…</text:p>
      <text:p text:style-name="P28">- <text:span text:style-name="T33">А что нарисовано на этой картинке, тётя? - подёргал зубами за край жакета самый маленький жеребёнок группы.</text:span></text:p>
      <text:p text:style-name="P28">- <text:span text:style-name="T33">Дасти Нупс, веди себя прилично! - шикнула на него учительница, - немедленно вернисть в группу!</text:span></text:p>
      <text:p text:style-name="P28">- <text:span text:style-name="T33">О, не волнуйтесь, всё в порядке! - успокоила её экскурсовод, - На самом деле, очень интересный вопрос. &lt;картина с Аноном&gt;</text:span></text:p>
      <text:p text:style-name="P28"/>
      <text:p text:style-name="P28">…</text:p>
      <text:p text:style-name="P30"><text:soft-page-break/>- И финальная часть нашей экспозиции, - <text:span text:style-name="T30">экскурсовод тряхнула копытом в сторону одинокой скульптуры, под которую был выделен целый зал. - </text:span>Многие считают, что эта статуя – всё, что осталось от легендарной правительницы древней Эквестрии, принцессы Селестии. <text:span text:style-name="T29">Профессор Альтерсинк же убеждён, что это – непризнанная работа мастера Эйр Марбл, сделанная за полгода до его смерти. С другой стороны, стиль этой скульптуры совершенно не похож на всё, что создавал великий Эйр, как совершенно справедливо замечают последователи школы Стоунхуфа.</text:span></text:p>
      <text:p text:style-name="P31"/>
      <text:p text:style-name="P31">(у статуи отломано крыло, сломано рог и т.д.)</text:p>
      <text:p text:style-name="Text_20_body"/>
      <text:p text:style-name="Text_20_body">- <text:span text:style-name="T30">А вы сами как считаете? - перебила экскурсовода Индиго. - Это принцесса Селестия, или работа этого… как его… Эйр Мурпла?</text:span></text:p>
      <text:p text:style-name="P31">Экскурсовод посмотрела на жеребёнка поверх очков и слабо улыбнулась.</text:p>
      <text:p text:style-name="P31">- </text:p>
      <text:p text:style-name="Text_20_body"/>
      <text:p text:style-name="P33">&lt;тут через картину с Аноном вваливается сам Анон&gt;</text:p>
      <text:p text:style-name="P33"/>
      <text:p text:style-name="P33"/>
      <text:p text:style-name="P27">===============================================================================</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soft-page-break/>…</text:p>
      <text:p text:style-name="P9"/>
      <text:p text:style-name="P10"/>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17T14:52:44.417994339</dc:date>
    <meta:editing-duration>P1DT2H49M45S</meta:editing-duration>
    <meta:editing-cycles>76</meta:editing-cycles>
    <meta:generator>LibreOffice/5.1.6.2$Linux_X86_64 LibreOffice_project/10m0$Build-2</meta:generator>
    <meta:document-statistic meta:table-count="0" meta:image-count="0" meta:object-count="0" meta:page-count="5" meta:paragraph-count="72" meta:word-count="1308" meta:character-count="8979" meta:non-whitespace-character-count="7728"/>
  </office:meta>
</office:document-meta>
</file>